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officeooo:rsid="00af0ceb" officeooo:paragraph-rsid="0002a1cc"/>
    </style:style>
    <style:style style:name="P2" style:family="paragraph" style:parent-style-name="pb">
      <style:text-properties officeooo:paragraph-rsid="0002a1cc"/>
    </style:style>
    <style:style style:name="P3" style:family="paragraph" style:parent-style-name="pb">
      <style:paragraph-properties fo:break-before="page"/>
      <style:text-properties officeooo:paragraph-rsid="0002a1cc"/>
    </style:style>
    <style:style style:name="P4" style:family="paragraph" style:parent-style-name="dateline_5f_4_5f_origPlace">
      <style:text-properties officeooo:paragraph-rsid="0002a1cc"/>
    </style:style>
    <style:style style:name="P5" style:family="paragraph" style:parent-style-name="_5f_3_5f_l">
      <style:text-properties officeooo:paragraph-rsid="0002a1cc"/>
    </style:style>
    <style:style style:name="P6" style:family="paragraph" style:parent-style-name="_5f_3_5f_l">
      <style:text-properties officeooo:paragraph-rsid="00062bc1"/>
    </style:style>
    <style:style style:name="P7" style:family="paragraph" style:parent-style-name="cit_5f_4_5f_bibl">
      <style:text-properties officeooo:paragraph-rsid="0002a1cc"/>
    </style:style>
    <style:style style:name="P8" style:family="paragraph" style:parent-style-name="_5f_3_5f_head">
      <style:text-properties officeooo:paragraph-rsid="0002a1cc"/>
    </style:style>
    <style:style style:name="P9" style:family="paragraph" style:parent-style-name="cit_5f_4_5f_quote">
      <style:text-properties officeooo:paragraph-rsid="0002a1cc"/>
    </style:style>
    <style:style style:name="P10" style:family="paragraph" style:parent-style-name="dateline_5f_4_5f_origDate">
      <style:text-properties style:font-name="Futura Lt BT" officeooo:rsid="00b3eaf7" officeooo:paragraph-rsid="0002a1cc"/>
    </style:style>
    <style:style style:name="P11" style:family="paragraph" style:parent-style-name="Footnote">
      <style:text-properties officeooo:rsid="00a6b2da" officeooo:paragraph-rsid="0002ec4a"/>
    </style:style>
    <style:style style:name="P12" style:family="paragraph" style:parent-style-name="Footnote">
      <style:text-properties fo:font-style="normal" officeooo:rsid="00a9488f" officeooo:paragraph-rsid="0002ec4a" style:font-style-asian="normal" style:font-style-complex="normal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9af8d5"/>
    </style:style>
    <style:style style:name="T3" style:family="text">
      <style:text-properties style:font-name="Futura Lt BT" officeooo:rsid="000f0c99"/>
    </style:style>
    <style:style style:name="T4" style:family="text">
      <style:text-properties style:font-name="Futura Lt BT" officeooo:rsid="0021da2c"/>
    </style:style>
    <style:style style:name="T5" style:family="text">
      <style:text-properties officeooo:rsid="00a11a9b"/>
    </style:style>
    <style:style style:name="T6" style:family="text">
      <style:text-properties officeooo:rsid="0021b789"/>
    </style:style>
    <style:style style:name="T7" style:family="text">
      <style:text-properties officeooo:rsid="00827c32"/>
    </style:style>
    <style:style style:name="T8" style:family="text">
      <style:text-properties officeooo:rsid="0021da2c"/>
    </style:style>
    <style:style style:name="T9" style:family="text">
      <style:text-properties officeooo:rsid="009af8d5"/>
    </style:style>
    <style:style style:name="T10" style:family="text">
      <style:text-properties officeooo:rsid="0089166f"/>
    </style:style>
    <style:style style:name="T11" style:family="text">
      <style:text-properties officeooo:rsid="001d13e5"/>
    </style:style>
    <style:style style:name="T12" style:family="text">
      <style:text-properties officeooo:rsid="009a305e"/>
    </style:style>
    <style:style style:name="T13" style:family="text">
      <style:text-properties officeooo:rsid="00998ff4"/>
    </style:style>
    <style:style style:name="T14" style:family="text">
      <style:text-properties officeooo:rsid="009cbc0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a94f9e" style:font-style-asian="italic" style:font-style-complex="italic"/>
    </style:style>
    <style:style style:name="T17" style:family="text">
      <style:text-properties fo:font-style="italic" officeooo:rsid="0002ec4a" style:font-style-asian="italic" style:font-style-complex="italic"/>
    </style:style>
    <style:style style:name="T18" style:family="text">
      <style:text-properties fo:font-style="italic" officeooo:rsid="00a6b2da" style:font-style-asian="italic" style:font-style-complex="italic"/>
    </style:style>
    <style:style style:name="T19" style:family="text">
      <style:text-properties officeooo:rsid="00b7f332"/>
    </style:style>
    <style:style style:name="T20" style:family="text">
      <style:text-properties officeooo:rsid="00b61941"/>
    </style:style>
    <style:style style:name="T21" style:family="text">
      <style:text-properties officeooo:rsid="009e1173"/>
    </style:style>
    <style:style style:name="T22" style:family="text">
      <style:text-properties officeooo:rsid="00b77b0d" fo:background-color="#ffffff" loext:char-shading-value="0"/>
    </style:style>
    <style:style style:name="T23" style:family="text">
      <style:text-properties officeooo:rsid="00b71861"/>
    </style:style>
    <style:style style:name="T24" style:family="text">
      <style:text-properties officeooo:rsid="009f43a6"/>
    </style:style>
    <style:style style:name="T25" style:family="text">
      <style:text-properties officeooo:rsid="00a9488f"/>
    </style:style>
    <style:style style:name="T26" style:family="text">
      <style:text-properties officeooo:rsid="00a11386"/>
    </style:style>
    <style:style style:name="T27" style:family="text">
      <style:text-properties officeooo:rsid="001e2d0b"/>
    </style:style>
    <style:style style:name="T28" style:family="text">
      <style:text-properties officeooo:rsid="0002ec4a"/>
    </style:style>
    <style:style style:name="T29" style:family="text">
      <style:text-properties officeooo:rsid="00a6b2da"/>
    </style:style>
    <style:style style:name="T30" style:family="text">
      <style:text-properties officeooo:rsid="00b77b0d"/>
    </style:style>
    <style:style style:name="T31" style:family="text">
      <style:text-properties officeooo:rsid="00062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56</text:p>
      <text:p text:style-name="P8">Ne son ket m<text:span text:style-name="T2">ui</text:span> telenn <text:span text:style-name="seg.amenuisement_5f_voyelle_5f_2_5f_orig"><text:span text:style-name="T3">e</text:span></text:span><text:span text:style-name="seg.amenuisement_5f_voyelle_5f_2_5f_reg"><text:span text:style-name="T4">a</text:span></text:span>r Bar<text:span text:style-name="seg.digramme_5f_2_5f_orig"><text:span text:style-name="T3">h</text:span></text:span><text:span text:style-name="seg.digramme_5f_2_5f_reg"><text:span text:style-name="T1">zh</text:span></text:span>…</text:p>
      <text:p text:style-name="P9">Son kun <text:span text:style-name="seg.amenuisement_5f_voyelle_5f_2_5f_orig"><text:span text:style-name="T3">e</text:span></text:span><text:span text:style-name="seg.amenuisement_5f_voyelle_5f_2_5f_reg"><text:span text:style-name="T4">a</text:span></text:span>n delenn <text:span text:style-name="seg.amenuisement_5f_voyelle_5f_2_5f_orig"><text:span text:style-name="T3">e</text:span></text:span><text:span text:style-name="seg.amenuisement_5f_voyelle_5f_2_5f_reg"><text:span text:style-name="T4">a</text:span></text:span> zo d<text:span text:style-name="seg.diphtongaison_5f_2_5f_orig">ei</text:span><text:span text:style-name="seg.diphtongaison_5f_2_5f_reg">eue</text:span>t d<text:span text:style-name="seg.amenuisement_5f_voyelle_5f_2_5f_orig"><text:span text:style-name="T3">e</text:span></text:span><text:span text:style-name="seg.amenuisement_5f_voyelle_5f_2_5f_reg"><text:span text:style-name="T4">a</text:span></text:span> vou<text:span text:style-name="seg.voisement_5f_2_5f_orig"><text:span text:style-name="T1">d</text:span></text:span><text:span text:style-name="seg.voisement_5f_2_5f_reg"><text:span text:style-name="T1">t</text:span></text:span> mu<text:span text:style-name="seg.voisement_5f_2_5f_orig"><text:span text:style-name="T1">d</text:span></text:span><text:span text:style-name="seg.voisement_5f_2_5f_reg"><text:span text:style-name="T1">t</text:span></text:span></text:p>
      <text:p text:style-name="P7">(Izaï XXIV - 8)</text:p>
      <text:p text:style-name="P1">&lt;lg&gt;</text:p>
      <text:p text:style-name="P5"><text:span text:style-name="seg.signes_5f_diacritiques_5f_2_5f_orig">É</text:span><text:span text:style-name="seg.signes-diacritiques_5f_2_5f_reg"><text:span text:style-name="T5">E</text:span></text:span>r bed <text:span text:style-name="seg.signes_5f_diacritiques_5f_2_5f_orig">é</text:span><text:span text:style-name="seg.signes-diacritiques_5f_2_5f_reg"><text:span text:style-name="T6">e</text:span></text:span> hud un a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6">e</text:span></text:span>l foll</text:p>
      <text:p text:style-name="P5">Ha go<text:span text:style-name="seg.amenuisement_5f_voyelle_5f_2_5f_orig">è</text:span><text:span text:style-name="seg.amenuisement_5f_voyelle_5f_2_5f_reg"><text:span text:style-name="T7">a</text:span></text:span>d mab<text:span text:style-name="pc.desagglutination_5f_2_5f_reg">-</text:span>d<text:span text:style-name="seg.signes_5f_diacritiques_5f_2_5f_orig">é</text:span><text:span text:style-name="seg.signes-diacritiques_5f_2_5f_reg"><text:span text:style-name="T6">e</text:span></text:span>n <text:span text:style-name="seg.amenuisement_5f_voyelle_5f_2_5f_orig">e</text:span><text:span text:style-name="seg.amenuisement_5f_voyelle_5f_2_5f_reg"><text:span text:style-name="T8">a</text:span></text:span> red diroll :</text:p>
      <text:p text:style-name="P5">Ne son ket mu<text:span text:style-name="seg.nasalisation_5f_2_5f_orig">i</text:span><text:span text:style-name="seg.nasalisation_5f_2_5f_reg"><text:span text:style-name="T9">iñ</text:span></text:span> telenn <text:span text:style-name="seg.amenuisement_5f_voyelle_5f_2_5f_orig">e</text:span><text:span text:style-name="seg.amenuisement_5f_voyelle_5f_2_5f_reg"><text:span text:style-name="T8">a</text:span></text:span>r bar<text:span text:style-name="seg.digramme_5f_2_5f_orig"><text:span text:style-name="T1">h</text:span></text:span><text:span text:style-name="seg.digramme_5f_2_5f_reg">zh</text:span>.</text:p>
      <text:p text:style-name="P1">&lt;/lg&gt;&lt;lg&gt;</text:p>
      <text:p text:style-name="P5"><text:span text:style-name="seg.amenuisement_5f_voyelle_5f_2_5f_orig">E</text:span><text:span text:style-name="seg.amenuisement_5f_voyelle_5f_2_5f_reg"><text:span text:style-name="T9">A</text:span></text:span>n d<text:span text:style-name="seg.signes_5f_diacritiques_5f_2_5f_orig">é</text:span><text:span text:style-name="seg.signes-diacritiques_5f_2_5f_reg"><text:span text:style-name="T6">e</text:span></text:span>n d'<text:span text:style-name="seg.amenuisement_5f_voyelle_5f_2_5f_orig">e</text:span><text:span text:style-name="seg.amenuisement_5f_voyelle_5f_2_5f_reg"><text:span text:style-name="T8">a</text:span></text:span>n d<text:span text:style-name="seg.signes_5f_diacritiques_5f_2_5f_orig">é</text:span><text:span text:style-name="seg.signes-diacritiques_5f_2_5f_reg"><text:span text:style-name="T6">e</text:span></text:span>n <text:span text:style-name="seg.amenuisement_5f_voyelle_5f_2_5f_orig">e</text:span><text:span text:style-name="seg.amenuisement_5f_voyelle_5f_2_5f_reg"><text:span text:style-name="T8">a</text:span></text:span> huch : « La<text:span text:style-name="seg.digramme_5f_2_5f_orig"><text:span text:style-name="T1">h</text:span></text:span><text:span text:style-name="seg.digramme_5f_2_5f_reg">zh</text:span> ! La<text:span text:style-name="seg.digramme_5f_2_5f_orig"><text:span text:style-name="T1">h</text:span></text:span><text:span text:style-name="seg.digramme_5f_2_5f_reg">zh</text:span> ! »</text:p>
      <text:p text:style-name="P5">Sell<text:span text:style-name="seg.diphtongaison_5f_2_5f_orig">eu</text:span><text:span text:style-name="seg.diphtongaison_5f_2_5f_reg"><text:span text:style-name="T10">où</text:span></text:span> <text:span text:style-name="seg.amenuisement_5f_voyelle_5f_2_5f_orig">e</text:span><text:span text:style-name="seg.amenuisement_5f_voyelle_5f_2_5f_reg"><text:span text:style-name="T8">a</text:span></text:span>n <text:span text:style-name="seg.amuissement_5f_consonne_5f_1_5f_reg">h</text:span>oll <text:span text:style-name="seg.amenuisement_5f_voyelle_5f_2_5f_orig">e</text:span><text:span text:style-name="seg.amenuisement_5f_voyelle_5f_2_5f_reg"><text:span text:style-name="T8">a</text:span></text:span> zo divar<text:span text:style-name="seg.trigramme_5f_diacritique_5f_2_5f_orig"><text:span text:style-name="T11">h</text:span></text:span><text:span text:style-name="seg.trigramme_5f_diacritique_5f_2_5f_reg">c’h</text:span>.</text:p>
      <text:p text:style-name="P5"><text:span text:style-name="seg.amenuisement_5f_voyelle_5f_2_5f_orig">E</text:span><text:span text:style-name="seg.amenuisement_5f_voyelle_5f_2_5f_reg"><text:span text:style-name="T9">A</text:span></text:span>r <text:span text:style-name="seg.trigramme_5f_diacritique_5f_2_5f_orig"><text:span text:style-name="T11">H</text:span></text:span><text:span text:style-name="seg.trigramme_5f_diacritique_5f_2_5f_reg"><text:span text:style-name="T12">C</text:span></text:span><text:span text:style-name="seg.trigramme_5f_diacritique_5f_2_5f_reg">’h</text:span><text:span text:style-name="seg.signes_5f_diacritiques_5f_2_5f_orig">â</text:span><text:span text:style-name="seg.signes-diacritiques_5f_2_5f_reg"><text:span text:style-name="T12">a</text:span></text:span>s <text:span text:style-name="seg.amenuisement_5f_voyelle_5f_2_5f_orig">e</text:span><text:span text:style-name="seg.amenuisement_5f_voyelle_5f_2_5f_reg"><text:span text:style-name="T8">a</text:span></text:span> voug <text:span text:style-name="seg.amenuisement_5f_voyelle_5f_2_5f_orig">e</text:span><text:span text:style-name="seg.amenuisement_5f_voyelle_5f_2_5f_reg"><text:span text:style-name="T8">a</text:span></text:span>r Garant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.</text:p>
      <text:p text:style-name="P1">&lt;/lg&gt;&lt;lg&gt;</text:p>
      <text:p text:style-name="P5">Kanenn <text:span text:style-name="seg.amenuisement_5f_voyelle_5f_2_5f_orig">e</text:span><text:span text:style-name="seg.amenuisement_5f_voyelle_5f_2_5f_reg"><text:span text:style-name="T8">a</text:span></text:span>r P<text:span text:style-name="seg.diphtongaison_5f_2_5f_orig">eu</text:span><text:span text:style-name="seg.diphtongaison_5f_2_5f_reg"><text:span text:style-name="T9">eo</text:span></text:span><text:span text:style-name="seg.trigramme_5f_diacritique_5f_2_5f_orig"><text:span text:style-name="T11">h</text:span></text:span><text:span text:style-name="seg.trigramme_5f_diacritique_5f_2_5f_reg">c’h</text:span> hag <text:span text:style-name="seg.amenuisement_5f_voyelle_5f_2_5f_orig">e</text:span><text:span text:style-name="seg.amenuisement_5f_voyelle_5f_2_5f_reg"><text:span text:style-name="T8">a</text:span></text:span>r Vuh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,</text:p>
      <text:p text:style-name="P5">Kanenn <text:span text:style-name="seg.amenuisement_5f_voyelle_5f_2_5f_orig">e</text:span><text:span text:style-name="seg.amenuisement_5f_voyelle_5f_2_5f_reg"><text:span text:style-name="T8">a</text:span></text:span>r Gwir, <text:span text:style-name="seg.amenuisement_5f_voyelle_5f_2_5f_orig">e</text:span><text:span text:style-name="seg.amenuisement_5f_voyelle_5f_2_5f_reg"><text:span text:style-name="T8">a</text:span></text:span>r Garant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,</text:p>
      <text:p text:style-name="P5"><text:span text:style-name="seg.amenuisement_5f_voyelle_5f_2_5f_orig">E</text:span><text:span text:style-name="seg.amenuisement_5f_voyelle_5f_2_5f_reg"><text:span text:style-name="T9">A</text:span></text:span> o<text:span text:style-name="seg.amenuisement_5f_voyelle_5f_2_5f_orig">è</text:span><text:span text:style-name="seg.amenuisement_5f_voyelle_5f_2_5f_reg"><text:span text:style-name="T7">a</text:span></text:span> he<text:span text:style-name="seg.voisement_5f_2_5f_orig">b</text:span><text:span text:style-name="seg.voisement_5f_2_5f_reg">p</text:span>k<text:span text:style-name="seg.signes_5f_diacritiques_5f_2_5f_orig">é</text:span><text:span text:style-name="seg.signes-diacritiques_5f_2_5f_reg"><text:span text:style-name="T6">e</text:span></text:span>n kanenn <text:span text:style-name="seg.amenuisement_5f_voyelle_5f_2_5f_orig">e</text:span><text:span text:style-name="seg.amenuisement_5f_voyelle_5f_2_5f_reg"><text:span text:style-name="T8">a</text:span></text:span>r bar<text:span text:style-name="seg.digramme_5f_2_5f_orig"><text:span text:style-name="T1">h</text:span></text:span><text:span text:style-name="seg.digramme_5f_2_5f_reg">zh</text:span>.</text:p>
      <text:p text:style-name="P1">&lt;/lg&gt;&lt;lg&gt;</text:p>
      <text:p text:style-name="P5">Kanenn <text:span text:style-name="seg.amenuisement_5f_voyelle_5f_2_5f_orig">e</text:span><text:span text:style-name="seg.amenuisement_5f_voyelle_5f_2_5f_reg"><text:span text:style-name="T8">a</text:span></text:span>r Gad, kanenn <text:span text:style-name="seg.amenuisement_5f_voyelle_5f_2_5f_orig">e</text:span><text:span text:style-name="seg.amenuisement_5f_voyelle_5f_2_5f_reg"><text:span text:style-name="T8">a</text:span></text:span>l La<text:span text:style-name="seg.digramme_5f_2_5f_orig"><text:span text:style-name="T1">h</text:span></text:span><text:span text:style-name="seg.digramme_5f_2_5f_reg">zh</text:span>, </text:p>
      <text:p text:style-name="P5">Kanenn <text:span text:style-name="seg.amenuisement_5f_voyelle_5f_2_5f_orig">e</text:span><text:span text:style-name="seg.amenuisement_5f_voyelle_5f_2_5f_reg"><text:span text:style-name="T8">a</text:span></text:span>r Gaou en d<text:span text:style-name="seg.digramme_5f_2_5f_orig">e</text:span><text:span text:style-name="seg.digramme_5f_2_5f_reg">eu</text:span>s, si<text:span text:style-name="seg.diphtongaison_5f_2_5f_orig">ou</text:span><text:span text:style-name="seg.diphtongaison_5f_2_5f_reg"><text:span text:style-name="T13">w</text:span></text:span>a<text:span text:style-name="seg.digramme_5f_2_5f_orig"><text:span text:style-name="T1">h</text:span></text:span><text:span text:style-name="seg.digramme_5f_2_5f_reg">zh</text:span> !</text:p>
      <text:p text:style-name="P5">En d<text:span text:style-name="seg.digramme_5f_2_5f_orig">e</text:span><text:span text:style-name="seg.digramme_5f_2_5f_reg">eu</text:span>s gol<text:span text:style-name="seg.diphtongaison_5f_2_5f_orig">ei</text:span><text:span text:style-name="seg.diphtongaison_5f_2_5f_reg"><text:span text:style-name="T14">oe</text:span></text:span>t kan <text:span text:style-name="seg.amenuisement_5f_voyelle_5f_2_5f_orig">e</text:span><text:span text:style-name="seg.amenuisement_5f_voyelle_5f_2_5f_reg"><text:span text:style-name="T8">a</text:span></text:span>n Delenn.</text:p>
      <text:p text:style-name="P1">&lt;/lg&gt;&lt;lg&gt;</text:p>
      <text:p text:style-name="P5">Erbad<text:note text:id="ftn1" text:note-class="footnote"><text:note-citation>1</text:note-citation><text:note-body><text:p text:style-name="P11"><text:span text:style-name="T17">e</text:span><text:span text:style-name="T15">rbad</text:span>, <text:span text:style-name="T28">g</text:span>all. : <text:span text:style-name="T17">d</text:span><text:span text:style-name="T15">éfendu</text:span></text:p></text:note-body></text:note> <text:span text:style-name="seg.signes_5f_diacritiques_5f_2_5f_orig">é</text:span><text:span text:style-name="seg.signes-diacritiques_5f_2_5f_reg"><text:span text:style-name="T6">e</text:span></text:span><text:span text:style-name="seg.amuissement_5f_voyelle_5f_1_5f_reg">o</text:span> deo<text:span text:style-name="seg.trigramme_5f_diacritique_5f_2_5f_orig"><text:span text:style-name="T11">h</text:span></text:span><text:span text:style-name="seg.trigramme_5f_diacritique_5f_2_5f_reg">c’h</text:span> son ho sonenn ;</text:p>
      <text:p text:style-name="P5">Gwell <text:span text:style-name="seg.amenuisement_5f_voyelle_5f_2_5f_orig">e</text:span><text:span text:style-name="seg.amenuisement_5f_voyelle_5f_2_5f_reg"><text:span text:style-name="T8">a</text:span></text:span> ve<text:span text:style-name="seg.amuissement_5f_consonne_5f_1_5f_reg">f</text:span><text:span text:style-name="seg.signes_5f_diacritiques_5f_2_5f_orig"><text:span text:style-name="T19">è</text:span></text:span><text:span text:style-name="seg.signes-diacritiques_5f_2_5f_reg"><text:span text:style-name="T6">e</text:span></text:span>t do<text:span text:style-name="seg.trigramme_5f_diacritique_5f_2_5f_orig"><text:span text:style-name="T11">h</text:span></text:span><text:span text:style-name="seg.trigramme_5f_diacritique_5f_2_5f_reg">c’h</text:span> <text:span text:style-name="seg.amenuisement_5f_voyelle_5f_2_5f_orig">e</text:span><text:span text:style-name="seg.amenuisement_5f_voyelle_5f_2_5f_reg"><text:span text:style-name="T8">a</text:span></text:span>r Speurenn</text:p>
      <text:p text:style-name="P5">Evi<text:span text:style-name="seg.voisement_5f_2_5f_orig">d</text:span><text:span text:style-name="seg.voisement_5f_2_5f_reg">t</text:span> gortoz dev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<text:span text:style-name="seg.amuissement_5f_consonne_5f_1_5f_reg"><text:span text:style-name="T20">h</text:span></text:span> <text:span text:style-name="seg.amenuisement_5f_voyelle_5f_2_5f_orig">e</text:span><text:span text:style-name="seg.amenuisement_5f_voyelle_5f_2_5f_reg"><text:span text:style-name="T8">a</text:span></text:span>r gad.</text:p>
      <text:p text:style-name="P1">&lt;/lg&gt;</text:p>
      <text:p text:style-name="P2">58</text:p>
      <text:p text:style-name="P1">&lt;lg&gt;</text:p>
      <text:p text:style-name="P5">Ken n<text:span text:style-name="seg.amenuisement_5f_voyelle_5f_2_5f_orig">e</text:span><text:span text:style-name="seg.amenuisement_5f_voyelle_5f_2_5f_reg"><text:span text:style-name="T8">a</text:span></text:span> s<text:span text:style-name="seg.signes_5f_diacritiques_5f_2_5f_orig">é</text:span><text:span text:style-name="seg.signes-diacritiques_5f_2_5f_reg"><text:span text:style-name="T6">e</text:span></text:span><text:span text:style-name="seg.trigramme_5f_diacritique_5f_2_5f_orig"><text:span text:style-name="T11">h</text:span></text:span><text:span text:style-name="seg.trigramme_5f_diacritique_5f_2_5f_reg">c’h</text:span>o un <text:span text:style-name="T21">a</text:span>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6">e</text:span></text:span>l ma<text:span text:style-name="seg.voisement_5f_2_5f_orig">d</text:span><text:span text:style-name="seg.voisement_5f_2_5f_reg">t</text:span></text:p>
      <text:p text:style-name="P5"><text:span text:style-name="seg.amenuisement_5f_voyelle_5f_2_5f_orig">E</text:span><text:span text:style-name="seg.amenuisement_5f_voyelle_5f_2_5f_reg"><text:span text:style-name="T9">A</text:span></text:span>r g<text:span text:style-name="seg.diphtongaison_5f_2_5f_orig">o</text:span><text:span text:style-name="seg.diphtongaison_5f_2_5f_reg"><text:span text:style-name="T13">w</text:span></text:span><text:span text:style-name="seg.amenuisement_5f_voyelle_5f_2_5f_orig">è</text:span><text:span text:style-name="seg.amenuisement_5f_voyelle_5f_2_5f_reg"><text:span text:style-name="T7">a</text:span></text:span>d skui<text:span text:style-name="seg.consonne_5f_palatalisée_5f_2_5f_orig">ll</text:span><text:span text:style-name="seg.consonne_5f_palatalisée_5f_2_5f_reg">lh</text:span>et, d<text:span text:style-name="seg.diphtongaison_5f_2_5f_orig"><text:span text:style-name="T30">a</text:span></text:span><text:span text:style-name="seg.diphtongaison_5f_2_5f_reg"><text:span text:style-name="T22">ae</text:span></text:span>r<text:span text:style-name="seg.diphtongaison_5f_2_5f_orig">eu</text:span><text:span text:style-name="seg.diphtongaison_5f_2_5f_reg"><text:span text:style-name="T10">où</text:span></text:span> <text:span text:style-name="seg.amenuisement_5f_voyelle_5f_2_5f_orig">e</text:span><text:span text:style-name="seg.amenuisement_5f_voyelle_5f_2_5f_reg"><text:span text:style-name="T8">a</text:span></text:span>n tad,</text:p>
      <text:p text:style-name="P6">D<text:span text:style-name="seg.diphtongaison_5f_2_5f_orig"><text:span text:style-name="T30">a</text:span></text:span><text:span text:style-name="seg.diphtongaison_5f_2_5f_reg"><text:span text:style-name="T22">ae</text:span></text:span>r<text:span text:style-name="seg.diphtongaison_5f_2_5f_orig">eu</text:span><text:span text:style-name="seg.diphtongaison_5f_2_5f_reg"><text:span text:style-name="T10">où</text:span></text:span> <text:span text:style-name="seg.amenuisement_5f_voyelle_5f_2_5f_orig">e</text:span><text:span text:style-name="seg.amenuisement_5f_voyelle_5f_2_5f_reg"><text:span text:style-name="T8">a</text:span></text:span>r vamm hag <text:span text:style-name="seg.amenuisement_5f_voyelle_5f_2_5f_orig">e</text:span><text:span text:style-name="seg.amenuisement_5f_voyelle_5f_2_5f_reg"><text:span text:style-name="T8">a</text:span></text:span>r pried.</text:p>
      <text:p text:style-name="P1">&lt;/lg&gt;&lt;lg&gt;</text:p>
      <text:p text:style-name="P5">Ul l<text:span text:style-name="seg.nasalisation_5f_2_5f_orig"><text:span text:style-name="T31">in</text:span></text:span><text:span text:style-name="seg.nasalisation_5f_2_5f_reg"><text:span text:style-name="T23">iñ</text:span></text:span>sel veur <text:span text:style-name="pc.elision_5f_1_5f_reg">‘</text:span>ar Vrei<text:span text:style-name="seg.digramme_5f_2_5f_orig"><text:span text:style-name="T1">h</text:span></text:span><text:span text:style-name="seg.digramme_5f_2_5f_reg">zh</text:span> l<text:span text:style-name="seg.signes_5f_diacritiques_5f_2_5f_orig">é</text:span><text:span text:style-name="seg.signes-diacritiques_5f_2_5f_reg"><text:span text:style-name="T6">e</text:span></text:span>det</text:p>
      <text:p text:style-name="P5"><text:span text:style-name="seg.amenuisement_5f_voyelle_5f_2_5f_orig">E</text:span><text:span text:style-name="seg.amenuisement_5f_voyelle_5f_2_5f_reg"><text:span text:style-name="T9">A</text:span></text:span> voug pe<text:span text:style-name="seg.voisement_5f_2_5f_orig">b</text:span><text:span text:style-name="seg.voisement_5f_2_5f_reg">p</text:span> jo<text:span text:style-name="seg.amenuisement_5f_voyelle_5f_2_5f_orig"><text:span text:style-name="T24">é</text:span></text:span><text:span text:style-name="seg.amenuisement_5f_voyelle_5f_2_5f_reg"><text:span text:style-name="T8">a</text:span></text:span> kenti<text:span text:style-name="seg.digramme_5f_2_5f_orig"><text:span text:style-name="T1">h</text:span></text:span><text:span text:style-name="seg.digramme_5f_2_5f_reg">zh</text:span> ganet,</text:p>
      <text:p text:style-name="P5">Dreisti ne sa<text:span text:style-name="seg.lettre_5f_ramiste_5f_2_5f_orig">ù</text:span><text:span text:style-name="seg.lettre_5f_ramiste_5f_2_5f_reg">v</text:span> <text:span text:style-name="pc.elision_5f_1_5f_reg">‘</text:span>m<text:span text:style-name="seg.monophtongaison_5f_2_5f_orig">ei</text:span><text:span text:style-name="seg.monophtongaison_5f_2_5f_reg"><text:span text:style-name="T6">e</text:span></text:span><text:span text:style-name="seg.voisement_5f_2_5f_orig">d</text:span><text:span text:style-name="seg.voisement_5f_2_5f_reg">t</text:span> <text:span text:style-name="seg.amenuisement_5f_voyelle_5f_2_5f_orig">e</text:span><text:span text:style-name="seg.amenuisement_5f_voyelle_5f_2_5f_reg"><text:span text:style-name="T8">a</text:span></text:span>r bedenn.</text:p>
      <text:p text:style-name="P1">&lt;/lg&gt;&lt;lg&gt;</text:p>
      <text:p text:style-name="P5">Ta<text:span text:style-name="seg.lettre_5f_ramiste_5f_2_5f_orig">ù</text:span><text:span text:style-name="seg.lettre_5f_ramiste_5f_2_5f_reg">v</text:span>et, ta<text:span text:style-name="seg.lettre_5f_ramiste_5f_2_5f_orig">ù</text:span><text:span text:style-name="seg.lettre_5f_ramiste_5f_2_5f_reg">v</text:span>et, p<text:span text:style-name="seg.diphtongaison_5f_2_5f_orig">eu</text:span><text:span text:style-name="seg.diphtongaison_5f_2_5f_reg"><text:span text:style-name="T9">eo</text:span></text:span><text:span text:style-name="seg.trigramme_5f_diacritique_5f_2_5f_orig"><text:span text:style-name="T11">h</text:span></text:span><text:span text:style-name="seg.trigramme_5f_diacritique_5f_2_5f_reg">c’h</text:span> d'<text:span text:style-name="seg.amenuisement_5f_voyelle_5f_2_5f_orig">e</text:span><text:span text:style-name="seg.amenuisement_5f_voyelle_5f_2_5f_reg"><text:span text:style-name="T8">a</text:span></text:span>n Ank<text:span text:style-name="seg.signes_5f_diacritiques_5f_2_5f_orig">é</text:span><text:span text:style-name="seg.signes-diacritiques_5f_2_5f_reg"><text:span text:style-name="T6">e</text:span></text:span>n</text:p>
      <text:p text:style-name="P5">Bet<text:span text:style-name="seg.augmentation_5f_voyelle_5f_2_5f_orig">a</text:span><text:span text:style-name="seg.augmentation_5f_voyelle_5f_2_5f_reg">e</text:span><text:span text:style-name="seg.voisement_5f_2_5f_orig">g</text:span><text:span text:style-name="seg.voisement_5f_2_5f_reg">k</text:span> ma vo <text:span text:style-name="pc.elision_5f_1_5f_reg">‘</text:span><text:span text:style-name="T25">a</text:span>rr<text:span text:style-name="seg.signes_5f_diacritiques_5f_2_5f_orig">é</text:span><text:span text:style-name="seg.signes-diacritiques_5f_2_5f_reg"><text:span text:style-name="T6">e</text:span></text:span><text:span text:style-name="T6"><text:note text:id="ftn2" text:note-class="footnote"><text:note-citation>2</text:note-citation><text:note-body><text:p text:style-name="P12"><text:span text:style-name="T17">a</text:span><text:span text:style-name="T16">rré</text:span><text:span text:style-name="T29">, gall. : </text:span><text:span text:style-name="T18">de nouveau</text:span><text:span text:style-name="T29">. </text:span>Sans le préfixe -ad (<text:span text:style-name="T15">adarre</text:span>) : <text:span text:style-name="T15">de nouveau</text:span></text:p></text:note-body></text:note></text:span> <text:span text:style-name="seg.amenuisement_5f_voyelle_5f_2_5f_orig">e</text:span><text:span text:style-name="seg.amenuisement_5f_voyelle_5f_2_5f_reg"><text:span text:style-name="T8">a</text:span></text:span>n Ner<text:span text:style-name="seg.digramme_5f_2_5f_orig"><text:span text:style-name="T1">h</text:span></text:span><text:span text:style-name="seg.digramme_5f_2_5f_reg">zh</text:span></text:p>
      <text:p text:style-name="P5">– G<text:span text:style-name="seg.amenuisement_5f_voyelle_5f_2_5f_orig">e</text:span><text:span text:style-name="seg.amenuisement_5f_voyelle_5f_2_5f_reg"><text:span text:style-name="T8">a</text:span></text:span>llou<text:span text:style-name="seg.voisement_5f_2_5f_orig">d</text:span><text:span text:style-name="seg.voisement_5f_2_5f_reg">t</text:span> <text:span text:style-name="seg.amenuisement_5f_voyelle_5f_2_5f_orig">e</text:span><text:span text:style-name="seg.amenuisement_5f_voyelle_5f_2_5f_reg"><text:span text:style-name="T8">a</text:span></text:span>l L<text:span text:style-name="seg.diphtongaison_5f_2_5f_orig">o</text:span><text:span text:style-name="seg.diphtongaison_5f_2_5f_reg"><text:span text:style-name="T26">oe</text:span></text:span>n – <text:span text:style-name="T27">t</text:span>r<text:span text:style-name="seg.signes_5f_diacritiques_5f_2_5f_orig">é</text:span><text:span text:style-name="seg.signes-diacritiques_5f_2_5f_reg"><text:span text:style-name="T6">e</text:span></text:span><text:span text:style-name="seg.trigramme_5f_diacritique_5f_2_5f_orig"><text:span text:style-name="T11">h</text:span></text:span><text:span text:style-name="seg.trigramme_5f_diacritique_5f_2_5f_reg">c’h</text:span>et e<text:span text:style-name="pc.desagglutination_5f_2_5f_reg">-</text:span>ker<text:span text:style-name="seg.digramme_5f_2_5f_orig"><text:span text:style-name="T1">h</text:span></text:span><text:span text:style-name="seg.digramme_5f_2_5f_reg">zh</text:span></text:p>
      <text:p text:style-name="P5">D'<text:span text:style-name="seg.amenuisement_5f_voyelle_5f_2_5f_orig">e</text:span><text:span text:style-name="seg.amenuisement_5f_voyelle_5f_2_5f_reg"><text:span text:style-name="T8">a</text:span></text:span>r Garant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, mamm <text:span text:style-name="seg.amenuisement_5f_voyelle_5f_2_5f_orig">e</text:span><text:span text:style-name="seg.amenuisement_5f_voyelle_5f_2_5f_reg"><text:span text:style-name="T8">a</text:span></text:span>n Awen.</text:p>
      <text:p text:style-name="P1">&lt;/lg&gt;</text:p>
      <text:p text:style-name="P4"><text:soft-page-break/><text:span text:style-name="pc.elision_5f_1_5f_reg">‘</text:span>Ar <text:span text:style-name="seg.amenuisement_5f_voyelle_5f_2_5f_orig">e</text:span><text:span text:style-name="seg.amenuisement_5f_voyelle_5f_2_5f_reg"><text:span text:style-name="T8">a</text:span></text:span>n Talbenn </text:p>
      <text:p text:style-name="P10">(19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dateline_5f_4_5f_origDate" style:display-name="dateline_4_origDate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cit_5f_4_5f_quote" style:display-name="cit_4_quote" style:family="paragraph" style:parent-style-name="Standard">
      <style:paragraph-properties fo:text-align="end" style:justify-single-word="false"/>
      <style:text-properties style:font-name="Futura Lt BT" fo:font-family="'Futura Lt BT'" style:font-family-generic="swiss" style:font-pitch="variable" fo:background-color="#c2e0ae"/>
    </style:style>
    <style:style style:name="cit_5f_4_5f_bibl" style:display-name="cit_4_bibl" style:family="paragraph" style:parent-style-name="Text_20_body">
      <style:paragraph-properties fo:text-align="end" style:justify-single-word="false"/>
      <style:text-properties style:font-name="Futura Lt BT" fo:font-family="'Futura Lt BT'" style:font-family-generic="swiss" style:font-pitch="variable" fo:background-color="#bee3d3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>
      <style:paragraph-properties fo:padding-left="0.4cm" fo:padding-right="0.3cm" fo:padding-top="0.15cm" fo:padding-bottom="0.15cm" fo:border-left="0.74pt solid #8ccfb7" fo:border-right="none" fo:border-top="none" fo:border-bottom="none"/>
      <style:text-properties fo:background-color="#fff9ae" style:font-size-asian="10.5pt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consonne_5f_palatalisée_5f_2_5f_orig" style:display-name="seg.consonne_palatalisée_2_orig" style:family="text">
      <style:text-properties style:use-window-font-color="true" fo:font-size="12pt" fo:language="fr" fo:country="FR" fo:font-style="normal" fo:font-weight="normal" officeooo:rsid="000ab72a" fo:background-color="#eaaf54" style:font-size-asian="12pt" style:font-weight-asian="normal" style:font-size-complex="12pt" style:font-weight-complex="normal"/>
    </style:style>
    <style:style style:name="seg.consonne_5f_palatalisée_5f_2_5f_reg" style:display-name="seg.consonne_palatalisée_2_reg" style:family="text">
      <style:text-properties fo:color="#eaaf54" fo:font-size="12pt" fo:language="fr" fo:country="FR" fo:font-style="normal" style:text-underline-style="solid" style:text-underline-width="bold" style:text-underline-color="#eaaf54" fo:font-weight="normal" officeooo:rsid="000d8101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8:09.317000000</meta:creation-date>
    <dc:date>2019-08-14T22:11:38.493000000</dc:date>
    <meta:editing-duration>PT37M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4" meta:word-count="211" meta:character-count="1151" meta:non-whitespace-character-count="980"/>
  </office:meta>
</office:document-meta>
</file>